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7.42cm" svg:y="0.61cm">
            <draw:object draw:notify-on-update-of-ranges="Feuille1.A1:Feuille1.A45 Feuille1.C1:Feuille1.C4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74cm" svg:height="9.009cm" svg:x="7.394cm" svg:y="9.803cm">
            <draw:object draw:notify-on-update-of-ranges="Feuille1.A1:Feuille1.A45 Feuille1.B1:Feuille1.B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-30">
            <text:p>-30</text:p>
          </table:table-cell>
          <table:table-cell office:value-type="float" office:value="-17.92">
            <text:p>-17,92</text:p>
          </table:table-cell>
          <table:table-cell table:formula="of:=[.B1]-[.A1]" office:value-type="float" office:value="12.08">
            <text:p>12,08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-16.92">
            <text:p>-16,92</text:p>
          </table:table-cell>
          <table:table-cell table:formula="of:=[.B2]-[.A2]" office:value-type="float" office:value="12.08">
            <text:p>12,08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15.92">
            <text:p>-15,92</text:p>
          </table:table-cell>
          <table:table-cell table:formula="of:=[.B3]-[.A3]" office:value-type="float" office:value="12.08">
            <text:p>12,08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14.92">
            <text:p>-14,92</text:p>
          </table:table-cell>
          <table:table-cell table:formula="of:=[.B4]-[.A4]" office:value-type="float" office:value="12.08">
            <text:p>12,08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13.92">
            <text:p>-13,92</text:p>
          </table:table-cell>
          <table:table-cell table:formula="of:=[.B5]-[.A5]" office:value-type="float" office:value="12.08">
            <text:p>12,08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-12.94">
            <text:p>-12,94</text:p>
          </table:table-cell>
          <table:table-cell table:formula="of:=[.B6]-[.A6]" office:value-type="float" office:value="12.06">
            <text:p>12,06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-11.94">
            <text:p>-11,94</text:p>
          </table:table-cell>
          <table:table-cell table:formula="of:=[.B7]-[.A7]" office:value-type="float" office:value="12.06">
            <text:p>12,06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10.94">
            <text:p>-10,94</text:p>
          </table:table-cell>
          <table:table-cell table:formula="of:=[.B8]-[.A8]" office:value-type="float" office:value="12.06">
            <text:p>12,06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9.94">
            <text:p>-9,94</text:p>
          </table:table-cell>
          <table:table-cell table:formula="of:=[.B9]-[.A9]" office:value-type="float" office:value="12.06">
            <text:p>12,06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8.94">
            <text:p>-8,94</text:p>
          </table:table-cell>
          <table:table-cell table:formula="of:=[.B10]-[.A10]" office:value-type="float" office:value="12.06">
            <text:p>12,06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7.94">
            <text:p>-7,94</text:p>
          </table:table-cell>
          <table:table-cell table:formula="of:=[.B11]-[.A11]" office:value-type="float" office:value="12.06">
            <text:p>12,06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6.94">
            <text:p>-6,94</text:p>
          </table:table-cell>
          <table:table-cell table:formula="of:=[.B12]-[.A12]" office:value-type="float" office:value="12.06">
            <text:p>12,06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5.94">
            <text:p>-5,94</text:p>
          </table:table-cell>
          <table:table-cell table:formula="of:=[.B13]-[.A13]" office:value-type="float" office:value="12.06">
            <text:p>12,06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4.94">
            <text:p>-4,94</text:p>
          </table:table-cell>
          <table:table-cell table:formula="of:=[.B14]-[.A14]" office:value-type="float" office:value="12.06">
            <text:p>12,06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3.94">
            <text:p>-3,94</text:p>
          </table:table-cell>
          <table:table-cell table:formula="of:=[.B15]-[.A15]" office:value-type="float" office:value="12.06">
            <text:p>12,06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2.94">
            <text:p>-2,94</text:p>
          </table:table-cell>
          <table:table-cell table:formula="of:=[.B16]-[.A16]" office:value-type="float" office:value="12.06">
            <text:p>12,06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1.94">
            <text:p>-1,94</text:p>
          </table:table-cell>
          <table:table-cell table:formula="of:=[.B17]-[.A17]" office:value-type="float" office:value="12.06">
            <text:p>12,06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0.95">
            <text:p>-0,95</text:p>
          </table:table-cell>
          <table:table-cell table:formula="of:=[.B18]-[.A18]" office:value-type="float" office:value="12.05">
            <text:p>12,05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0.04">
            <text:p>0,04</text:p>
          </table:table-cell>
          <table:table-cell table:formula="of:=[.B19]-[.A19]" office:value-type="float" office:value="12.04">
            <text:p>12,04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1.04">
            <text:p>1,04</text:p>
          </table:table-cell>
          <table:table-cell table:formula="of:=[.B20]-[.A20]" office:value-type="float" office:value="12.04">
            <text:p>12,04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2.06">
            <text:p>2,06</text:p>
          </table:table-cell>
          <table:table-cell table:formula="of:=[.B21]-[.A21]" office:value-type="float" office:value="12.06">
            <text:p>12,06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3.06">
            <text:p>3,06</text:p>
          </table:table-cell>
          <table:table-cell table:formula="of:=[.B22]-[.A22]" office:value-type="float" office:value="12.06">
            <text:p>12,06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4.06">
            <text:p>4,06</text:p>
          </table:table-cell>
          <table:table-cell table:formula="of:=[.B23]-[.A23]" office:value-type="float" office:value="12.06">
            <text:p>12,06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5.05">
            <text:p>5,05</text:p>
          </table:table-cell>
          <table:table-cell table:formula="of:=[.B24]-[.A24]" office:value-type="float" office:value="12.05">
            <text:p>12,05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6.04">
            <text:p>6,04</text:p>
          </table:table-cell>
          <table:table-cell table:formula="of:=[.B25]-[.A25]" office:value-type="float" office:value="12.04">
            <text:p>12,04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7.03">
            <text:p>7,03</text:p>
          </table:table-cell>
          <table:table-cell table:formula="of:=[.B26]-[.A26]" office:value-type="float" office:value="12.03">
            <text:p>12,03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7.96">
            <text:p>7,96</text:p>
          </table:table-cell>
          <table:table-cell table:formula="of:=[.B27]-[.A27]" office:value-type="float" office:value="11.96">
            <text:p>11,96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8.93">
            <text:p>8,93</text:p>
          </table:table-cell>
          <table:table-cell table:formula="of:=[.B28]-[.A28]" office:value-type="float" office:value="11.93">
            <text:p>11,9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9.9">
            <text:p>9,9</text:p>
          </table:table-cell>
          <table:table-cell table:formula="of:=[.B29]-[.A29]" office:value-type="float" office:value="11.9">
            <text:p>11,9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.85">
            <text:p>10,85</text:p>
          </table:table-cell>
          <table:table-cell table:formula="of:=[.B30]-[.A30]" office:value-type="float" office:value="11.85">
            <text:p>11,8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.82">
            <text:p>11,82</text:p>
          </table:table-cell>
          <table:table-cell table:formula="of:=[.B31]-[.A31]" office:value-type="float" office:value="11.82">
            <text:p>11,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.7">
            <text:p>12,7</text:p>
          </table:table-cell>
          <table:table-cell table:formula="of:=[.B32]-[.A32]" office:value-type="float" office:value="11.7">
            <text:p>11,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4">
            <text:p>13,4</text:p>
          </table:table-cell>
          <table:table-cell table:formula="of:=[.B33]-[.A33]" office:value-type="float" office:value="11.4">
            <text:p>11,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.09">
            <text:p>14,09</text:p>
          </table:table-cell>
          <table:table-cell table:formula="of:=[.B34]-[.A34]" office:value-type="float" office:value="11.09">
            <text:p>11,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51">
            <text:p>14,51</text:p>
          </table:table-cell>
          <table:table-cell table:formula="of:=[.B35]-[.A35]" office:value-type="float" office:value="10.51">
            <text:p>10,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85">
            <text:p>14,85</text:p>
          </table:table-cell>
          <table:table-cell table:formula="of:=[.B36]-[.A36]" office:value-type="float" office:value="9.85">
            <text:p>9,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.04">
            <text:p>15,04</text:p>
          </table:table-cell>
          <table:table-cell table:formula="of:=[.B37]-[.A37]" office:value-type="float" office:value="9.04">
            <text:p>9,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.29">
            <text:p>15,29</text:p>
          </table:table-cell>
          <table:table-cell table:formula="of:=[.B38]-[.A38]" office:value-type="float" office:value="8.29">
            <text:p>8,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53">
            <text:p>15,53</text:p>
          </table:table-cell>
          <table:table-cell table:formula="of:=[.B39]-[.A39]" office:value-type="float" office:value="7.53">
            <text:p>7,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77">
            <text:p>15,77</text:p>
          </table:table-cell>
          <table:table-cell table:formula="of:=[.B40]-[.A40]" office:value-type="float" office:value="6.77">
            <text:p>6,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.99">
            <text:p>15,99</text:p>
          </table:table-cell>
          <table:table-cell table:formula="of:=[.B41]-[.A41]" office:value-type="float" office:value="5.99">
            <text:p>5,9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.16">
            <text:p>16,16</text:p>
          </table:table-cell>
          <table:table-cell table:formula="of:=[.B42]-[.A42]" office:value-type="float" office:value="5.16">
            <text:p>5,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.31">
            <text:p>16,31</text:p>
          </table:table-cell>
          <table:table-cell table:formula="of:=[.B43]-[.A43]" office:value-type="float" office:value="4.31">
            <text:p>4,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.45">
            <text:p>16,45</text:p>
          </table:table-cell>
          <table:table-cell table:formula="of:=[.B44]-[.A44]" office:value-type="float" office:value="3.45">
            <text:p>3,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.58">
            <text:p>16,58</text:p>
          </table:table-cell>
          <table:table-cell table:formula="of:=[.B45]-[.A45]" office:value-type="float" office:value="2.58">
            <text:p>2,58</text:p>
          </table:table-cell>
        </table:table-row>
      </table:table>
      <table:table table:name="Feuille2" table:style-name="ta1">
        <table:shapes>
          <draw:frame draw:z-index="0" draw:style-name="gr1" svg:width="24.99cm" svg:height="12.421cm" svg:x="0.093cm" svg:y="5.984cm">
            <draw:object draw:notify-on-update-of-ranges="Feuille2.A2:Feuille2.A13 Feuille2.F2:Feuille2.F13 Feuille2.A2:Feuille2.A13 Feuille2.G2:Feuille2.G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P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1+2</text:p>
          </table:table-cell>
          <table:table-cell office:value-type="string">
            <text:p>3+4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274">
            <text:p>274</text:p>
          </table:table-cell>
          <table:table-cell office:value-type="float" office:value="194">
            <text:p>194</text:p>
          </table:table-cell>
          <table:table-cell office:value-type="float" office:value="-4787">
            <text:p>-4787</text:p>
          </table:table-cell>
          <table:table-cell office:value-type="float" office:value="-4796">
            <text:p>-4796</text:p>
          </table:table-cell>
          <table:table-cell table:formula="of:=[.B2]+[.C2]" office:value-type="float" office:value="468">
            <text:p>468</text:p>
          </table:table-cell>
          <table:table-cell table:formula="of:=[.D2]+[.E2]" office:value-type="float" office:value="-9583">
            <text:p>-9583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367">
            <text:p>367</text:p>
          </table:table-cell>
          <table:table-cell office:value-type="float" office:value="284">
            <text:p>284</text:p>
          </table:table-cell>
          <table:table-cell office:value-type="float" office:value="-4446">
            <text:p>-4446</text:p>
          </table:table-cell>
          <table:table-cell office:value-type="float" office:value="-4541">
            <text:p>-4541</text:p>
          </table:table-cell>
          <table:table-cell table:formula="of:=[.B3]+[.C3]" office:value-type="float" office:value="651">
            <text:p>651</text:p>
          </table:table-cell>
          <table:table-cell table:formula="of:=[.D3]+[.E3]" office:value-type="float" office:value="-8987">
            <text:p>-8987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464">
            <text:p>464</text:p>
          </table:table-cell>
          <table:table-cell office:value-type="float" office:value="380">
            <text:p>380</text:p>
          </table:table-cell>
          <table:table-cell office:value-type="float" office:value="-4116">
            <text:p>-4116</text:p>
          </table:table-cell>
          <table:table-cell office:value-type="float" office:value="-4245">
            <text:p>-4245</text:p>
          </table:table-cell>
          <table:table-cell table:formula="of:=[.B4]+[.C4]" office:value-type="float" office:value="844">
            <text:p>844</text:p>
          </table:table-cell>
          <table:table-cell table:formula="of:=[.D4]+[.E4]" office:value-type="float" office:value="-8361">
            <text:p>-8361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560">
            <text:p>560</text:p>
          </table:table-cell>
          <table:table-cell office:value-type="float" office:value="478">
            <text:p>478</text:p>
          </table:table-cell>
          <table:table-cell office:value-type="float" office:value="-3740">
            <text:p>-3740</text:p>
          </table:table-cell>
          <table:table-cell office:value-type="float" office:value="-3827">
            <text:p>-3827</text:p>
          </table:table-cell>
          <table:table-cell table:formula="of:=[.B5]+[.C5]" office:value-type="float" office:value="1038">
            <text:p>1038</text:p>
          </table:table-cell>
          <table:table-cell table:formula="of:=[.D5]+[.E5]" office:value-type="float" office:value="-7567">
            <text:p>-756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666">
            <text:p>666</text:p>
          </table:table-cell>
          <table:table-cell office:value-type="float" office:value="-2841">
            <text:p>-2841</text:p>
          </table:table-cell>
          <table:table-cell office:value-type="float" office:value="-2928">
            <text:p>-2928</text:p>
          </table:table-cell>
          <table:table-cell table:formula="of:=[.B6]+[.C6]" office:value-type="float" office:value="1411">
            <text:p>1411</text:p>
          </table:table-cell>
          <table:table-cell table:formula="of:=[.D6]+[.E6]" office:value-type="float" office:value="-5769">
            <text:p>-5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7">
            <text:p>907</text:p>
          </table:table-cell>
          <table:table-cell office:value-type="float" office:value="822">
            <text:p>822</text:p>
          </table:table-cell>
          <table:table-cell office:value-type="float" office:value="-1750">
            <text:p>-1750</text:p>
          </table:table-cell>
          <table:table-cell office:value-type="float" office:value="-1825">
            <text:p>-1825</text:p>
          </table:table-cell>
          <table:table-cell table:formula="of:=[.B7]+[.C7]" office:value-type="float" office:value="1729">
            <text:p>1729</text:p>
          </table:table-cell>
          <table:table-cell table:formula="of:=[.D7]+[.E7]" office:value-type="float" office:value="-3575">
            <text:p>-35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11">
            <text:p>1011</text:p>
          </table:table-cell>
          <table:table-cell office:value-type="float" office:value="931">
            <text:p>931</text:p>
          </table:table-cell>
          <table:table-cell office:value-type="float" office:value="-1000">
            <text:p>-1000</text:p>
          </table:table-cell>
          <table:table-cell office:value-type="float" office:value="-1086">
            <text:p>-1086</text:p>
          </table:table-cell>
          <table:table-cell table:formula="of:=[.B8]+[.C8]" office:value-type="float" office:value="1942">
            <text:p>1942</text:p>
          </table:table-cell>
          <table:table-cell table:formula="of:=[.D8]+[.E8]" office:value-type="float" office:value="-2086">
            <text:p>-20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99">
            <text:p>1099</text:p>
          </table:table-cell>
          <table:table-cell office:value-type="float" office:value="994">
            <text:p>994</text:p>
          </table:table-cell>
          <table:table-cell office:value-type="float" office:value="-588">
            <text:p>-588</text:p>
          </table:table-cell>
          <table:table-cell office:value-type="float" office:value="-715">
            <text:p>-715</text:p>
          </table:table-cell>
          <table:table-cell table:formula="of:=[.B9]+[.C9]" office:value-type="float" office:value="2093">
            <text:p>2093</text:p>
          </table:table-cell>
          <table:table-cell table:formula="of:=[.D9]+[.E9]" office:value-type="float" office:value="-1303">
            <text:p>-13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65">
            <text:p>1165</text:p>
          </table:table-cell>
          <table:table-cell office:value-type="float" office:value="1054">
            <text:p>1054</text:p>
          </table:table-cell>
          <table:table-cell office:value-type="float" office:value="-313">
            <text:p>-313</text:p>
          </table:table-cell>
          <table:table-cell office:value-type="float" office:value="-469">
            <text:p>-469</text:p>
          </table:table-cell>
          <table:table-cell table:formula="of:=[.B10]+[.C10]" office:value-type="float" office:value="2219">
            <text:p>2219</text:p>
          </table:table-cell>
          <table:table-cell table:formula="of:=[.D10]+[.E10]" office:value-type="float" office:value="-782">
            <text:p>-7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19">
            <text:p>1219</text:p>
          </table:table-cell>
          <table:table-cell office:value-type="float" office:value="1091">
            <text:p>1091</text:p>
          </table:table-cell>
          <table:table-cell office:value-type="float" office:value="-114">
            <text:p>-114</text:p>
          </table:table-cell>
          <table:table-cell office:value-type="float" office:value="-287">
            <text:p>-287</text:p>
          </table:table-cell>
          <table:table-cell table:formula="of:=[.B11]+[.C11]" office:value-type="float" office:value="2310">
            <text:p>2310</text:p>
          </table:table-cell>
          <table:table-cell table:formula="of:=[.D11]+[.E11]" office:value-type="float" office:value="-401">
            <text:p>-4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67">
            <text:p>1267</text:p>
          </table:table-cell>
          <table:table-cell office:value-type="float" office:value="1111">
            <text:p>1111</text:p>
          </table:table-cell>
          <table:table-cell office:value-type="float" office:value="30">
            <text:p>30</text:p>
          </table:table-cell>
          <table:table-cell office:value-type="float" office:value="-175">
            <text:p>-175</text:p>
          </table:table-cell>
          <table:table-cell table:formula="of:=[.B12]+[.C12]" office:value-type="float" office:value="2378">
            <text:p>2378</text:p>
          </table:table-cell>
          <table:table-cell table:formula="of:=[.D12]+[.E12]" office:value-type="float" office:value="-145">
            <text:p>-1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18">
            <text:p>1318</text:p>
          </table:table-cell>
          <table:table-cell office:value-type="float" office:value="1111">
            <text:p>1111</text:p>
          </table:table-cell>
          <table:table-cell office:value-type="float" office:value="143">
            <text:p>143</text:p>
          </table:table-cell>
          <table:table-cell office:value-type="float" office:value="-130">
            <text:p>-130</text:p>
          </table:table-cell>
          <table:table-cell table:formula="of:=[.B13]+[.C13]" office:value-type="float" office:value="2429">
            <text:p>2429</text:p>
          </table:table-cell>
          <table:table-cell table:formula="of:=[.D13]+[.E13]" office:value-type="float" office:value="13">
            <text:p>13</text:p>
          </table:table-cell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11:08:10.89</meta:creation-date>
    <dc:date>2013-03-26T12:03:36.77</dc:date>
    <meta:editing-duration>PT40M15S</meta:editing-duration>
    <meta:editing-cycles>1</meta:editing-cycles>
    <meta:document-statistic meta:table-count="3" meta:cell-count="226" meta:object-count="3"/>
    <meta:generator>LibreOffice/3.5$Windows_x86 LibreOffice_project/7122e39-92ed229-498d286-15e43b4-d70da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1.A1:Feuille1.A45 Feuille1.C1:Feuille1.C45" svg:x="0.77cm" svg:y="0.855cm" svg:width="14.59cm" svg:height="7.545cm">
          <chartooo:coordinate-region svg:x="1.008cm" svg:y="1.068cm" svg:width="14.165cm" svg:height="6.65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C1:Feuille1.C45" chart:class="chart:scatter">
            <chart:domain table:cell-range-address="Feuille1.A1:Feuille1.A45"/>
            <chart:data-point chart:repeated="4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">
                <text:p>-30</text:p>
                <draw:g>
                  <svg:desc>Feuille1.A1:Feuille1.A45</svg:desc>
                </draw:g>
              </table:table-cell>
              <table:table-cell office:value-type="float" office:value="12.08">
                <text:p>12.08</text:p>
                <draw:g>
                  <svg:desc>Feuille1.C1:Feuille1.C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9">
                <text:p>-29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8">
                <text:p>-28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7">
                <text:p>-27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">
                <text:p>-26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4">
                <text:p>-24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3">
                <text:p>-23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2">
                <text:p>-22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1">
                <text:p>-21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">
                <text:p>-20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">
                <text:p>-19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">
                <text:p>-18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7">
                <text:p>-1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">
                <text:p>-16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">
                <text:p>-15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4">
                <text:p>-14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">
                <text:p>-13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">
                <text:p>-1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">
                <text:p>-1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">
                <text:p>-10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">
                <text:p>-9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">
                <text:p>-8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">
                <text:p>-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">
                <text:p>-6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">
                <text:p>-5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">
                <text:p>-4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">
                <text:p>-3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">
                <text:p>-2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2.58">
                <text:p>2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75cm" svg:height="9.01cm" xlink:href=".." xlink:type="simple" chart:class="chart:scatter" chart:style-name="ch1">
        <chart:plot-area chart:style-name="ch2" table:cell-range-address="Feuille1.A1:Feuille1.B45" svg:x="0.769cm" svg:y="0.855cm" svg:width="14.568cm" svg:height="7.555cm">
          <chartooo:coordinate-region svg:x="1.008cm" svg:y="1.067cm" svg:width="14.143cm" svg:height="7.13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B1:Feuille1.B45" chart:class="chart:scatter">
            <chart:domain table:cell-range-address="Feuille1.A1:Feuille1.A45"/>
            <chart:data-point chart:repeated="4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">
                <text:p>-30</text:p>
                <draw:g>
                  <svg:desc>Feuille1.A1:Feuille1.A45</svg:desc>
                </draw:g>
              </table:table-cell>
              <table:table-cell office:value-type="float" office:value="-17.92">
                <text:p>-17.92</text:p>
                <draw:g>
                  <svg:desc>Feuille1.B1:Feuille1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9">
                <text:p>-29</text:p>
              </table:table-cell>
              <table:table-cell office:value-type="float" office:value="-16.92">
                <text:p>-16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8">
                <text:p>-28</text:p>
              </table:table-cell>
              <table:table-cell office:value-type="float" office:value="-15.92">
                <text:p>-15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7">
                <text:p>-27</text:p>
              </table:table-cell>
              <table:table-cell office:value-type="float" office:value="-14.92">
                <text:p>-14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">
                <text:p>-26</text:p>
              </table:table-cell>
              <table:table-cell office:value-type="float" office:value="-13.92">
                <text:p>-13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  <table:table-cell office:value-type="float" office:value="-12.94">
                <text:p>-12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4">
                <text:p>-24</text:p>
              </table:table-cell>
              <table:table-cell office:value-type="float" office:value="-11.94">
                <text:p>-11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3">
                <text:p>-23</text:p>
              </table:table-cell>
              <table:table-cell office:value-type="float" office:value="-10.94">
                <text:p>-10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2">
                <text:p>-22</text:p>
              </table:table-cell>
              <table:table-cell office:value-type="float" office:value="-9.94">
                <text:p>-9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1">
                <text:p>-21</text:p>
              </table:table-cell>
              <table:table-cell office:value-type="float" office:value="-8.94">
                <text:p>-8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">
                <text:p>-20</text:p>
              </table:table-cell>
              <table:table-cell office:value-type="float" office:value="-7.94">
                <text:p>-7.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">
                <text:p>-19</text:p>
              </table:table-cell>
              <table:table-cell office:value-type="float" office:value="-6.94">
                <text:p>-6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">
                <text:p>-18</text:p>
              </table:table-cell>
              <table:table-cell office:value-type="float" office:value="-5.94">
                <text:p>-5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7">
                <text:p>-17</text:p>
              </table:table-cell>
              <table:table-cell office:value-type="float" office:value="-4.94">
                <text:p>-4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">
                <text:p>-16</text:p>
              </table:table-cell>
              <table:table-cell office:value-type="float" office:value="-3.94">
                <text:p>-3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">
                <text:p>-15</text:p>
              </table:table-cell>
              <table:table-cell office:value-type="float" office:value="-2.94">
                <text:p>-2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4">
                <text:p>-14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">
                <text:p>-1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">
                <text:p>-1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">
                <text:p>-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">
                <text:p>-1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">
                <text:p>-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">
                <text:p>-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">
                <text:p>-7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">
                <text:p>-6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">
                <text:p>-5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">
                <text:p>-4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">
                <text:p>-3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">
                <text:p>-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16.58">
                <text:p>16.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24.991cm" svg:height="12.422cm" xlink:href=".." xlink:type="simple" chart:class="chart:scatter" chart:style-name="ch1">
        <chart:plot-area chart:style-name="ch2" table:cell-range-address="Feuille2.A2:Feuille2.A13 Feuille2.F2:Feuille2.G13" svg:x="0.948cm" svg:y="1.127cm" svg:width="23.045cm" svg:height="10.627cm">
          <chartooo:coordinate-region svg:x="1.187cm" svg:y="1.339cm" svg:width="22.619cm" svg:height="10.2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2.F2:Feuille2.F13" chart:class="chart:scatter">
            <chart:domain table:cell-range-address="Feuille2.A2:Feuille2.A13"/>
            <chart:data-point chart:repeated="12"/>
          </chart:series>
          <chart:series chart:style-name="ch6" chart:values-cell-range-address="Feuille2.G2:Feuille2.G13" chart:class="chart:scatter">
            <chart:data-point chart:repeated="12"/>
          </chart:series>
          <chart:wall chart:style-name="ch7"/>
          <chart:floor chart:style-name="ch8"/>
        </chart:plot-area>
        <draw:line draw:style-name="gr1" draw:text-style-name="P1" svg:x1="6.642cm" svg:y1="9.166cm" svg:x2="15.754cm" svg:y2="1.749cm">
          <text:p/>
        </draw:line>
        <draw:line draw:style-name="gr1" draw:text-style-name="P1" svg:x1="4.956cm" svg:y1="3.59cm" svg:x2="18.442cm" svg:y2="1.538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Feuille2.A2:Feuille2.A13</svg:desc>
                </draw:g>
              </table:table-cell>
              <table:table-cell office:value-type="float" office:value="468">
                <text:p>468</text:p>
                <draw:g>
                  <svg:desc>Feuille2.F2:Feuille2.F13</svg:desc>
                </draw:g>
              </table:table-cell>
              <table:table-cell office:value-type="float" office:value="-9583">
                <text:p>-9583</text:p>
                <draw:g>
                  <svg:desc>Feuille2.G2:Feuille2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651">
                <text:p>651</text:p>
              </table:table-cell>
              <table:table-cell office:value-type="float" office:value="-8987">
                <text:p>-8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844">
                <text:p>844</text:p>
              </table:table-cell>
              <table:table-cell office:value-type="float" office:value="-8361">
                <text:p>-8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038">
                <text:p>1038</text:p>
              </table:table-cell>
              <table:table-cell office:value-type="float" office:value="-7567">
                <text:p>-7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411">
                <text:p>1411</text:p>
              </table:table-cell>
              <table:table-cell office:value-type="float" office:value="-5769">
                <text:p>-5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29">
                <text:p>1729</text:p>
              </table:table-cell>
              <table:table-cell office:value-type="float" office:value="-3575">
                <text:p>-3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942">
                <text:p>1942</text:p>
              </table:table-cell>
              <table:table-cell office:value-type="float" office:value="-2086">
                <text:p>-2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093">
                <text:p>2093</text:p>
              </table:table-cell>
              <table:table-cell office:value-type="float" office:value="-1303">
                <text:p>-1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19">
                <text:p>2219</text:p>
              </table:table-cell>
              <table:table-cell office:value-type="float" office:value="-782">
                <text:p>-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10">
                <text:p>2310</text:p>
              </table:table-cell>
              <table:table-cell office:value-type="float" office:value="-401">
                <text:p>-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378">
                <text:p>2378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429">
                <text:p>2429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